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76d" officeooo:paragraph-rsid="001d576d"/>
    </style:style>
    <style:style style:name="P2" style:family="paragraph" style:parent-style-name="Standard">
      <style:text-properties officeooo:rsid="0026f011" officeooo:paragraph-rsid="0026f011"/>
    </style:style>
    <style:style style:name="P3" style:family="paragraph" style:parent-style-name="Standard">
      <style:text-properties officeooo:paragraph-rsid="0021038d"/>
    </style:style>
    <style:style style:name="P4" style:family="paragraph" style:parent-style-name="Standard">
      <style:text-properties officeooo:paragraph-rsid="00276f48"/>
    </style:style>
    <style:style style:name="P5" style:family="paragraph" style:parent-style-name="Standard">
      <style:text-properties officeooo:paragraph-rsid="0025594f"/>
    </style:style>
    <style:style style:name="P6" style:family="paragraph" style:parent-style-name="Standard">
      <style:text-properties officeooo:paragraph-rsid="001f8732"/>
    </style:style>
    <style:style style:name="P7" style:family="paragraph" style:parent-style-name="Standard">
      <style:text-properties officeooo:paragraph-rsid="0026f011"/>
    </style:style>
    <style:style style:name="P8" style:family="paragraph" style:parent-style-name="Standard">
      <style:text-properties officeooo:paragraph-rsid="002a1c0e"/>
    </style:style>
    <style:style style:name="T1" style:family="text">
      <style:text-properties officeooo:rsid="001d576d"/>
    </style:style>
    <style:style style:name="T2" style:family="text">
      <style:text-properties officeooo:rsid="001f8732"/>
    </style:style>
    <style:style style:name="T3" style:family="text">
      <style:text-properties officeooo:rsid="0021038d"/>
    </style:style>
    <style:style style:name="T4" style:family="text">
      <style:text-properties officeooo:rsid="0021aca3"/>
    </style:style>
    <style:style style:name="T5" style:family="text">
      <style:text-properties officeooo:rsid="00237eb6"/>
    </style:style>
    <style:style style:name="T6" style:family="text">
      <style:text-properties officeooo:rsid="00237f39"/>
    </style:style>
    <style:style style:name="T7" style:family="text">
      <style:text-properties officeooo:rsid="002559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6f011" style:font-weight-asian="bold" style:font-weight-complex="bold"/>
    </style:style>
    <style:style style:name="T10" style:family="text">
      <style:text-properties officeooo:rsid="0026f011"/>
    </style:style>
    <style:style style:name="T11" style:family="text">
      <style:text-properties officeooo:rsid="002a1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Сцена когда шестёрка побеждает Найтмер*(сделано в виде сменяющихся слайдов)</text:p>
      <text:p text:style-name="P5"><text:span text:style-name="Strong_20_Emphasis"><text:span text:style-name="T7">Rarity</text:span></text:span><text:span text:style-name="T7">: </text:span>Why isn't this stone emanating any natural magic?</text:p>
      <text:p text:style-name="P5"><text:span text:style-name="Strong_20_Emphasis"><text:span text:style-name="T7">Pinkie</text:span></text:span><text:span text:style-name="T7">: </text:span>Let's hurry! We've got a party to throw!</text:p>
      <text:p text:style-name="P1">*Все персонажи ^ уходят, экран увеличивается на артефакт валяющийся в углу*</text:p>
      <text:p text:style-name="P1">*Экран возвращается обратно, но рядом с ним стоят двое земнопони*</text:p>
      <text:p text:style-name="P8"><text:span text:style-name="Strong_20_Emphasis">Giddy Wheat:</text:span><text:span text:style-name="T1"> </text:span>You've got a real nose for these! I didn't sense a thing.<text:span text:style-name="T1"><text:line-break/></text:span><text:span text:style-name="Strong_20_Emphasis">Dusty </text:span><text:span text:style-name="Strong_20_Emphasis"><text:span text:style-name="T11">Tail</text:span></text:span><text:span text:style-name="T1">: *Беря в зубы артефакт и бросая его в седельные сумки* </text:span>You don't need to sense magic to tell Agnit from Zinite.</text:p>
      <text:p text:style-name="P6"><text:span text:style-name="Strong_20_Emphasis"><text:span text:style-name="T1">Giddy Wheat:</text:span></text:span><text:span text:style-name="T1"> </text:span>But they look alike!</text:p>
      <text:p text:style-name="P8"><text:span text:style-name="Strong_20_Emphasis"><text:span text:style-name="T1">Dusty </text:span></text:span><text:span text:style-name="Strong_20_Emphasis"><text:span text:style-name="T11">Tail</text:span></text:span><text:span text:style-name="T1">: … </text:span>All you need to know is that neither would be lying around in some old fortress foundation - unlike how trendy ponies use them now in<text:span text:style-name="T3">...</text:span></text:p>
      <text:p text:style-name="P3"><text:span text:style-name="Strong_20_Emphasis">Giddy Wheat:</text:span><text:span text:style-name="T1"> </text:span><text:span text:style-name="T4">*прерывая* </text:span>Oh, don't start. Better question - who do we sell this to?</text:p>
      <text:p text:style-name="P8"><text:span text:style-name="Strong_20_Emphasis"><text:span text:style-name="T1">Dusty </text:span></text:span><text:span text:style-name="Strong_20_Emphasis"><text:span text:style-name="T11">Tail</text:span></text:span><text:span text:style-name="T1">: </text:span><text:span text:style-name="T4">*немного прищюриваясь* </text:span>Horn-heads'll be all over this "stone" that gives off no magic.</text:p>
      <text:p text:style-name="P2">*Экран темнеет и на том же месте приходит Шестёрка, Тия и Луна*</text:p>
      <text:p text:style-name="P4"><text:span text:style-name="Strong_20_Emphasis"><text:span text:style-name="T7">Rarity</text:span></text:span><text:span text:style-name="T10">: </text:span>This is where that special stone was. I apologize for not noticing it back then.</text:p>
      <text:p text:style-name="P7"><text:span text:style-name="T10">*</text:span><text:span text:style-name="T9">Тия</text:span><text:span text:style-name="T10">*: </text:span>No need for apologies. Now we know mo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6-02-16T21:29:26.599963910</dc:date>
    <meta:editing-duration>PT1H1M54S</meta:editing-duration>
    <meta:editing-cycles>21</meta:editing-cycles>
    <meta:document-statistic meta:table-count="0" meta:image-count="0" meta:object-count="0" meta:page-count="1" meta:paragraph-count="13" meta:word-count="187" meta:character-count="1075" meta:non-whitespace-character-count="901"/>
  </office:meta>
</office:document-meta>
</file>